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089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85cm" fo:min-width="14.409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3.073cm" svg:height="17.339cm" svg:x="2.927cm" svg:y="2.189cm">
          <draw:text-box>
            <text:p>第四章： 基本平面图形</text:p>
            <text:p/>
            <text:p>1. 线段、射线、直线</text:p>
            <text:p/>
            <text:p><text:tab/>线段有两个端点，射线有一个端点，直线没有端点。</text:p>
            <text:p/>
            <text:p><text:tab/>线段有长度，射线和直线没有长度。</text:p>
            <text:p/>
            <text:p><text:tab/>两点确定一条直线，即经过两点有且只有一条直线。</text:p>
            <text:p/>
            <text:p><text:tab/>两点之间所有连线中，线段最短。 即两点之间，线段最短。</text:p>
            <text:p/>
            <text:p><text:tab/>两点之间线段的长度，叫做两点之间的距离。</text:p>
            <text:p/>
            <text:p>2. 角</text:p>
            <text:p/>
            <text:p><text:tab/>锐角、钝角、直角、平角、周角</text:p>
            <text:p/>
            <text:p><text:tab/>1° = 60′</text:p>
            <text:p/>
            <text:p><text:tab/>1′ = 60″</text:p>
            <text:p/>
            <text:p><text:tab/>角平分线：把一个角分成两个相等的角的射线。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layer="layout" svg:width="14.909cm" svg:height="5.235cm" svg:x="3cm" svg:y="4cm">
          <draw:text-box>
            <text:p>3. 多边形和园</text:p>
            <text:p/>
            <text:p><text:tab/>连接不相邻连个顶点的线段叫作对角线。</text:p>
            <text:p/>
            <text:p><text:tab/>各边相等、各角也相等的多边形叫作正多边形。</text:p>
            <text:p/>
            <text:p><text:tab/>园的半径、直径、圆弧、扇形、圆心角、圆周角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3M21S</meta:editing-duration>
    <meta:editing-cycles>23</meta:editing-cycles>
    <meta:generator>OpenOffice/4.1.15$Win32 OpenOffice.org_project/4115m2$Build-9813</meta:generator>
    <dc:date>2025-11-18T19:10:20.18</dc:date>
    <meta:document-statistic meta:object-count="27"/>
  </office:meta>
</office:document-meta>
</file>